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Ответы на вопросы — Доржиева Юмжана Эрдэнеевна</text:h>
      <text:h text:outline-level="2">1. Что такое переопределение метода?</text:h>
      <text:p>Переопределение метода (method overriding) — это способ изменить поведение унаследованного метода в подклассе. 
Если родительский класс определяет метод `printInfo()`, а потомок реализует свой с такой же сигнатурой, то при вызове у объекта потомка будет выполнен именно новый вариант.
Пример:
@Override
public void printInfo() { System.out.println("Другая логика"); }
Используется для адаптации поведения к конкретной реализации без изменения базового кода.</text:p>
      <text:h text:outline-level="2">2. Какие бывают виды классов?</text:h>
      <text:p>В Java есть несколько видов классов:
— обычные (concrete) — можно создавать экземпляры;
— абстрактные (abstract) — служат как шаблон, напрямую не создаются;
— внутренние (inner, static nested) — определены внутри других классов;
— анонимные — без имени, создаются “на лету” для переопределения метода;
— enum — перечисления со своими методами;
— final — классы, от которых нельзя наследоваться.
Такое разнообразие позволяет проектировать гибкие архитектуры.</text:p>
      <text:h text:outline-level="2">3. Как и зачем использовать модификатор final?</text:h>
      <text:p>`final` фиксирует сущности: переменные — нельзя переназначить, методы — нельзя переопределить, классы — нельзя наследовать.
Это повышает безопасность и стабильность кода.
Например, final-поля удобно использовать для констант:
final double PI = 3.1415;
А final-классы, вроде `String`, защищают от непредсказуемого изменения поведения при наследовании.</text:p>
      <text:h text:outline-level="2">4. Варианты использования try:</text:h>
      <text:p>Основные формы блока try:
1. try–catch — перехватывает исключения;
2. try–finally — гарантирует выполнение финального блока;
3. try–catch–finally — комбинирует оба варианта;
4. try-with-resources (Java 7+) — автоматически закрывает ресурсы, реализующие AutoCloseable.
Пример:
try (FileReader r = new FileReader("data.txt")) {
    ...
} catch (IOException e) { ... }
Это избавляет от явного закрытия потоков в finally.</text:p>
      <text:h text:outline-level="2">5. Реализации List и их применение:</text:h>
      <text:p>Главные реализации:
— ArrayList — оптимален для быстрого доступа по индексу, хранит элементы в массиве;
— LinkedList — лучше для частых вставок и удалений, хранит ссылки на соседей;
— CopyOnWriteArrayList — потокобезопасный список, подходит при частом чтении и редкой записи;
— Vector — старая синхронизированная коллекция, почти не используется.
Выбор зависит от частоты операций и многопоточности.</text:p>
      <text:h text:outline-level="2">6. Идея стримов (java.util.stream):</text:h>
      <text:p>Stream API — это способ работать с коллекциями декларативно, как с потоками данных.
Вместо циклов — цепочка операций: filter → map → collect.
Пример:
list.stream().filter(x -&gt; x &gt; 0).map(x -&gt; x * 2).forEach(System.out::println);
Такой код читается проще, поддерживает параллельность (`parallelStream()`) и избавляет от лишнего состояния.</text:p>
      <text:h text:outline-level="2">7. Хорошая хэш-функция:</text:h>
      <text:p>Хорошая хэш-функция должна:
— равномерно распределять значения, чтобы избежать коллизий;
— быть быстрой в вычислении;
— возвращать одинаковый результат для одинаковых данных (детерминированность).
В Java пример — метод hashCode(). Важно, чтобы одинаковые объекты имели одинаковый hashCode, иначе будут проблемы при работе с HashMap или HashSet.</text:p>
      <text:h text:outline-level="2">8. Почему популярна UTF-8:</text:h>
      <text:p>UTF-8 стал стандартом, потому что совмещает универсальность и компактность.
Он совместим с ASCII (английский текст не меняет байты), поддерживает все символы Unicode, экономит место и надёжно работает в сетевых протоколах.
По сути, это “общий язык” интернета — любые языки и символы могут сосуществовать без конфликтов кодировки.</text:p>
      <text:h text:outline-level="2">9. XML vs JSON:</text:h>
      <text:p>JSON проще, легче читается и идеально подходит для REST API. Пример: {"name":"Anna","age":25}.
XML более громоздкий, но поддерживает схемы, валидацию и метаданные, что полезно в конфигурациях и документах.
Для обмена данными между клиентом и сервером почти всегда выбирают JSON; для сложных документов (например, Office, SOAP) — XML.</text:p>
      <text:h text:outline-level="2">10. Что происходит после ввода URL в браузере:</text:h>
      <text:p>1. Браузер проверяет кэш DNS или запрашивает IP у DNS-сервера.
2. Устанавливает TCP-соединение с сервером (3-way handshake), затем шифрует его через TLS при HTTPS.
3. Отправляет HTTP-запрос (GET/POST и т. д.).
4. Сервер формирует ответ, отдаёт HTML, CSS, JS.
5. Браузер парсит HTML, загружает ресурсы, выполняет скрипты и строит DOM.
6. Пользователь видит итоговую страницу.
Это цепочка из сетевого, серверного и клиентского этапов, происходящих за доли секунды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